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20000010992C07F0B.png" manifest:media-type="image/png"/>
  <manifest:file-entry manifest:full-path="Pictures/100000010000013C000001FE43DB0D65.png" manifest:media-type="image/png"/>
  <manifest:file-entry manifest:full-path="Pictures/100000010000017B0000013C8099B4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eación de JSON básicos</text:p>
      <text:p text:style-name="Text_20_body"><draw:frame draw:style-name="fr2" draw:name="Imagen1" text:anchor-type="char" svg:x="4.32cm" svg:y="-0.109cm" svg:width="8.363cm" svg:height="13.496cm" draw:z-index="0"><draw:image xlink:href="Pictures/100000010000013C000001FE43DB0D6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2" text:anchor-type="char" svg:x="3.194cm" svg:y="0.409cm" svg:width="10.029cm" svg:height="8.363cm" draw:z-index="1"><draw:image xlink:href="Pictures/100000010000017B0000013C8099B47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draw:frame draw:style-name="fr1" draw:name="Imagen3" text:anchor-type="char" svg:width="7.25cm" svg:height="7.011cm" draw:z-index="2"><draw:image xlink:href="Pictures/10000001000001120000010992C07F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1:45:45.478000000</meta:creation-date>
    <dc:date>2024-10-03T11:54:13.981000000</dc:date>
    <meta:editing-duration>PT8M30S</meta:editing-duration>
    <meta:editing-cycles>1</meta:editing-cycles>
    <meta:document-statistic meta:table-count="0" meta:image-count="3" meta:object-count="0" meta:page-count="2" meta:paragraph-count="1" meta:word-count="4" meta:character-count="24" meta:non-whitespace-character-count="21"/>
    <meta:generator>LibreOffice/24.2.4.2$Windows_X86_64 LibreOffice_project/51a6219feb6075d9a4c46691dcfe0cd9c4fff3c2</meta:generator>
  </office:meta>
</office:document-meta>
</file>